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766e8" officeooo:paragraph-rsid="000766e8"/>
    </style:style>
    <style:style style:name="P2" style:family="paragraph" style:parent-style-name="Standard">
      <style:text-properties officeooo:rsid="0009981a" officeooo:paragraph-rsid="0009981a"/>
    </style:style>
    <style:style style:name="P3" style:family="paragraph" style:parent-style-name="Standard">
      <style:text-properties officeooo:rsid="000afc7f" officeooo:paragraph-rsid="000afc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cronyms</text:h>
      <text:p text:style-name="P1">LMS<text:tab/>Least Mean Square</text:p>
      <text:p text:style-name="P1">GCC<text:tab/>Generalized Cross Correlation</text:p>
      <text:p text:style-name="P1">TDE<text:tab/>Time Delay Estimation</text:p>
      <text:p text:style-name="P1">TDOA<text:tab/>Time Delay Of Arrival</text:p>
      <text:p text:style-name="P2">TK<text:tab/>Teager-Kaiser</text:p>
      <text:p text:style-name="P3">PHAT<text:tab/>Phase Transform</text:p>
      <text:p text:style-name="P3">SCT<text:tab/>Smoothed Coherence Transform</text:p>
      <text:p text:style-name="P3">ML<text:tab/>Maximum Likelihoo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5T10:59:12.781679164</meta:creation-date>
    <dc:date>2013-11-20T17:21:02.190217841</dc:date>
    <meta:editing-duration>PT10S</meta:editing-duration>
    <meta:editing-cycles>4</meta:editing-cycles>
    <meta:generator>LibreOffice/4.1.2.3$Linux_X86_64 LibreOffice_project/410m0$Build-3</meta:generator>
    <meta:document-statistic meta:table-count="0" meta:image-count="0" meta:object-count="0" meta:page-count="1" meta:paragraph-count="9" meta:word-count="30" meta:character-count="202" meta:non-whitespace-character-count="181"/>
  </office:meta>
</office:document-meta>
</file>